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998cm" draw:transform="rotate (1.5707963267949) translate (13.521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cm" svg:height="1.28cm" svg:x="10.1cm" svg:y="11.196cm">
          <draw:text-box>
            <text:p><text:span text:style-name="T1">f(P) = 0</text:span></text:p>
          </draw:text-box>
        </draw:frame>
        <draw:frame draw:style-name="gr2" draw:text-style-name="P2" draw:layer="layout" svg:width="1.6cm" svg:height="1.28cm" svg:x="15.047cm" svg:y="14.7cm">
          <draw:text-box>
            <text:p><text:span text:style-name="T1">∂𝒮</text:span></text:p>
          </draw:text-box>
        </draw:frame>
        <draw:custom-shape draw:style-name="gr3" draw:text-style-name="P3" draw:layer="layout" svg:width="0.5cm" svg:height="0.5cm" draw:transform="rotate (1.5707963267949) translate (13.821cm 11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999cm" svg:height="7.001cm" draw:transform="rotate (1.5707963267949) translate (13.522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cm" svg:height="6.998cm" draw:transform="rotate (1.5707963267949) translate (17.021cm 16.005cm)">
          <text:p/>
          <draw:enhanced-geometry svg:viewBox="0 0 21600 21600" draw:type="rectangle" draw:enhanced-path="M 0 0 L 21600 0 21600 21600 0 21600 0 0 Z N"/>
        </draw:custom-shape>
        <draw:polyline draw:style-name="gr6" draw:text-style-name="P5" draw:layer="layout" svg:width="9.767cm" svg:height="7.727cm" draw:transform="skewX (0.000174532925199358) rotate (-2.19300620513088) translate (27.334489029757cm 11.382041650933cm)" svg:viewBox="0 0 9768 7728" draw:points="6925,7728 9768,5688 5687,0 0,4080 2040,6924">
          <text:p/>
        </draw:polyline>
        <draw:frame draw:style-name="gr2" draw:text-style-name="P2" draw:layer="layout" svg:width="1.293cm" svg:height="1.28cm" svg:x="21.8cm" svg:y="10.1cm">
          <draw:text-box>
            <text:p><text:span text:style-name="T1">𝒮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23:57:52.290202443</dc:date>
    <meta:editing-duration>PT40M23S</meta:editing-duration>
    <meta:editing-cycles>17</meta:editing-cycles>
    <meta:generator>LibreOffice/5.2.2.2$Linux_X86_64 LibreOffice_project/20m0$Build-2</meta:generator>
    <meta:document-statistic meta:object-count="8"/>
  </office:meta>
</office:document-meta>
</file>